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Times New Roman" fo:font-size="72pt" fo:font-weight="bold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paragraph-properties fo:margin-left="0cm" fo:margin-right="0cm" fo:text-indent="0cm"/>
      <style:text-properties style:font-name="Times New Roman" fo:font-size="72pt"/>
    </style:style>
    <style:style style:name="T1" style:family="text">
      <style:text-properties fo:color="#ffffff" style:font-name="Arial Black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Niechaj zstąpi</text:span><text:span text:style-name="T1"><text:line-break/></text:span><text:span text:style-name="T1">Duch Twój</text:span><text:span text:style-name="T1"><text:line-break/></text:span><text:span text:style-name="T1">i odnowi ziemię,</text:span><text:span text:style-name="T1"><text:line-break/></text:span><text:span text:style-name="T1">Życiodajny</text:span><text:span text:style-name="T1"><text:line-break/></text:span><text:span text:style-name="T1">spłynie deszcz</text:span><text:span text:style-name="T1"><text:line-break/></text:span><text:span text:style-name="T1">na spragnione serc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Obmyj mnie</text:span><text:span text:style-name="T1"><text:line-break/></text:span><text:span text:style-name="T1">i uświęć mnie,</text:span><text:span text:style-name="T1"><text:line-break/></text:span><text:span text:style-name="T1">uwielbienia niech</text:span><text:span text:style-name="T1"><text:line-break/></text:span><text:span text:style-name="T1">popłynie pieśń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1"><text:span text:style-name="T1">Chwała Jezusowi,</text:span><text:span text:style-name="T1"><text:line-break/></text:span><text:span text:style-name="T1">który za mnie życie dał.</text:span><text:span text:style-name="T1"><text:line-break/></text:span><text:span text:style-name="T1">Chwała temu,</text:span><text:span text:style-name="T1"><text:line-break/></text:span><text:span text:style-name="T1">który pierwszy</text:span><text:span text:style-name="T1"><text:line-break/></text:span><text:span text:style-name="T1">umiłował mnie. Jezus,</text:span><text:span text:style-name="T1"><text:line-break/></text:span><text:span text:style-name="T1">tylko Jezus</text:span><text:span text:style-name="T1"><text:line-break/></text:span><text:span text:style-name="T1">Panem jest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pl" fo:country="PL" style:font-size-asian="24pt" style:language-asian="zxx" style:country-asian="non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0.4$Windows_x86 LibreOffice_project/89ea49ddacd9aa532507cbf852f2bb22b1ace28</meta:generator>
    <meta:creation-date>2006-03-29T14:01:37</meta:creation-date>
    <dc:date>2013-09-17T20:16:24.342000000</dc:date>
    <dc:language>pl-PL</dc:language>
    <meta:editing-cycles>8</meta:editing-cycles>
    <meta:editing-duration>PT5M48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